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, sans-serif"/>
    <style:font-face style:name="Segoe UI" svg:font-family="'Segoe UI', sans-serif"/>
    <style:font-face style:name="Segoe UI1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orphans="2" fo:widows="2"/>
      <style:text-properties fo:font-variant="normal" fo:text-transform="none" style:font-name="Segoe UI1" fo:font-size="11pt" fo:letter-spacing="normal" fo:font-style="normal" fo:font-weight="normal"/>
    </style:style>
    <style:style style:name="P2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1" fo:font-size="11pt" fo:letter-spacing="normal" fo:font-style="normal" fo:font-weight="normal"/>
    </style:style>
    <style:style style:name="P3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P4" style:family="paragraph" style:parent-style-name="Text_20_body">
      <style:paragraph-properties fo:margin-top="0cm" fo:margin-bottom="0.159cm" style:contextual-spacing="false" fo:line-height="115%" fo:orphans="2" fo:widows="2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P5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1" fo:font-size="11pt" fo:letter-spacing="normal" fo:font-style="normal" fo:font-weight="normal" officeooo:rsid="000319ad" officeooo:paragraph-rsid="000319ad"/>
    </style:style>
    <style:style style:name="P6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1" fo:font-size="11pt" fo:letter-spacing="normal" fo:font-style="normal" style:text-underline-style="solid" style:text-underline-width="auto" style:text-underline-color="font-color" fo:font-weight="bold" officeooo:rsid="000319ad" officeooo:paragraph-rsid="000319ad" style:font-weight-asian="bold" style:font-weight-complex="bold"/>
    </style:style>
    <style:style style:name="P7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1" fo:font-size="11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1" fo:font-size="11pt" fo:letter-spacing="normal" fo:font-style="normal" style:text-underline-style="solid" style:text-underline-width="auto" style:text-underline-color="font-color" fo:font-weight="bold" officeooo:paragraph-rsid="000319ad" style:font-weight-asian="bold" style:font-weight-complex="bold"/>
    </style:style>
    <style:style style:name="P9" style:family="paragraph" style:parent-style-name="Text_20_body">
      <style:paragraph-properties fo:margin-top="0cm" fo:margin-bottom="0.159cm" style:contextual-spacing="false" fo:line-height="100%" fo:text-align="center" style:justify-single-word="false" fo:orphans="2" fo:widows="2"/>
      <style:text-properties fo:font-variant="normal" fo:text-transform="none" style:font-name="Segoe UI1" fo:font-size="11pt" fo:letter-spacing="normal" fo:font-style="normal" style:text-underline-style="solid" style:text-underline-width="auto" style:text-underline-color="font-color" fo:font-weight="bold" officeooo:rsid="00031c31" officeooo:paragraph-rsid="00031c31" style:font-weight-asian="bold" style:font-weight-complex="bold"/>
    </style:style>
    <style:style style:name="P10" style:family="paragraph" style:parent-style-name="Text_20_body">
      <style:paragraph-properties fo:margin-top="0cm" fo:margin-bottom="0.159cm" style:contextual-spacing="false" fo:orphans="2" fo:widows="2"/>
      <style:text-properties fo:font-variant="normal" fo:text-transform="none" style:font-name="Segoe UI" fo:font-size="11pt" fo:letter-spacing="normal" fo:font-style="normal" fo:font-weight="normal"/>
    </style:style>
    <style:style style:name="P11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Calibri" fo:font-size="11pt" fo:letter-spacing="normal" fo:font-style="normal" fo:font-weight="normal" officeooo:paragraph-rsid="000319ad"/>
    </style:style>
    <style:style style:name="P12" style:family="paragraph" style:parent-style-name="Text_20_body">
      <style:paragraph-properties fo:margin-top="0cm" fo:margin-bottom="0.159cm" style:contextual-spacing="false" fo:line-height="100%" fo:orphans="2" fo:widows="2"/>
    </style:style>
    <style:style style:name="P13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style:font-name="Segoe UI1" fo:font-size="7pt" fo:letter-spacing="normal" fo:font-style="normal" fo:font-weight="normal"/>
    </style:style>
    <style:style style:name="P14" style:family="paragraph" style:parent-style-name="Standard" style:list-style-name="L1" style:master-page-name="">
      <loext:graphic-properties draw:fill="none"/>
      <style:paragraph-properties fo:margin-left="1cm" fo:margin-right="0cm" fo:line-height="100%" fo:orphans="2" fo:widows="2" fo:text-indent="-0.499cm" style:auto-text-indent="false" style:page-number="auto" fo:background-color="transparent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P15" style:family="paragraph" style:parent-style-name="Standard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Calibri" fo:font-size="11pt" fo:letter-spacing="normal" fo:font-style="normal" fo:font-weight="normal" officeooo:paragraph-rsid="000319ad"/>
    </style:style>
    <style:style style:name="P16" style:family="paragraph" style:parent-style-name="Standard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P17" style:family="paragraph" style:parent-style-name="Standard" style:list-style-name="L1">
      <loext:graphic-properties draw:fill="none"/>
      <style:paragraph-properties fo:margin-left="1cm" fo:margin-right="0cm" fo:line-height="100%" fo:orphans="2" fo:widows="2" fo:text-indent="-0.499cm" style:auto-text-indent="false" fo:background-color="transparent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P18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P19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1" fo:font-size="11pt" fo:letter-spacing="normal" fo:font-style="normal" fo:font-weight="normal" officeooo:rsid="000319ad" officeooo:paragraph-rsid="000319ad"/>
    </style:style>
    <style:style style:name="P20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15%" fo:orphans="2" fo:widows="2" fo:text-indent="-0.499cm" style:auto-text-indent="false" fo:background-color="transparent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P21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22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1" fo:font-size="11pt" fo:letter-spacing="normal" fo:font-style="normal" fo:font-weight="normal"/>
    </style:style>
    <style:style style:name="P23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1" fo:font-size="11pt" fo:letter-spacing="normal" fo:font-style="normal" fo:font-weight="normal" officeooo:rsid="0008575c" officeooo:paragraph-rsid="0008575c"/>
    </style:style>
    <style:style style:name="P24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1" fo:font-size="7pt" fo:letter-spacing="normal" fo:font-style="normal" fo:font-weight="normal" officeooo:paragraph-rsid="000319ad" style:font-size-asian="11pt" style:font-size-complex="11pt"/>
    </style:style>
    <style:style style:name="T1" style:family="text">
      <style:text-properties fo:font-variant="normal" fo:text-transform="none" style:font-name="Segoe UI1" fo:font-size="11pt" fo:letter-spacing="normal" fo:font-style="normal" fo:font-weight="normal"/>
    </style:style>
    <style:style style:name="T2" style:family="text">
      <style:text-properties fo:font-variant="normal" fo:text-transform="none" style:font-name="Segoe UI1" fo:font-size="11pt" fo:letter-spacing="normal" fo:font-style="normal" fo:font-weight="normal" officeooo:rsid="00031c31"/>
    </style:style>
    <style:style style:name="T3" style:family="text">
      <style:text-properties officeooo:rsid="000319ad"/>
    </style:style>
    <style:style style:name="T4" style:family="text">
      <style:text-properties officeooo:rsid="00031c31"/>
    </style:style>
    <style:style style:name="T5" style:family="text">
      <style:text-properties officeooo:rsid="00043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am Management System</text:p>
      <text:p text:style-name="P6">Product Backlog</text:p>
      <text:list xml:id="list835836513" text:style-name="L1">
        <text:list-item>
          <text:p text:style-name="P14">Candidate Registration</text:p>
        </text:list-item>
        <text:list-item>
          <text:p text:style-name="P18">Payment gateway -Exam fee || offline mode</text:p>
        </text:list-item>
        <text:list-item>
          <text:p text:style-name="P18">Verification </text:p>
        </text:list-item>
        <text:list-item>
          <text:p text:style-name="P19">Declaration of successful candidature </text:p>
        </text:list-item>
        <text:list-item>
          <text:p text:style-name="P20">Login and dashboard for candidate</text:p>
        </text:list-item>
        <text:list-item>
          <text:p text:style-name="P18">Login and dashboard examiner</text:p>
        </text:list-item>
        <text:list-item>
          <text:p text:style-name="P19">Issuing admit card or hall ticket </text:p>
        </text:list-item>
        <text:list-item>
          <text:p text:style-name="P15">Fixing date and time for exam </text:p>
        </text:list-item>
        <text:list-item>
          <text:p text:style-name="P21">Request for change of examination center or grievance</text:p>
        </text:list-item>
        <text:list-item>
          <text:p text:style-name="P21">Feedback and Help</text:p>
        </text:list-item>
        <text:list-item>
          <text:p text:style-name="P16">Online Proctored Exam || offline exam</text:p>
        </text:list-item>
        <text:list-item>
          <text:p text:style-name="P18">Monitoring all students Proctored Dashboard view(admin)</text:p>
        </text:list-item>
        <text:list-item>
          <text:p text:style-name="P17">Uploading of Results</text:p>
        </text:list-item>
        <text:list-item>
          <text:p text:style-name="P18">Results Page-Certification</text:p>
        </text:list-item>
        <text:list-item>
          <text:p text:style-name="P18">SMS and Mailing of results to candidates</text:p>
        </text:list-item>
      </text:list>
      <text:p text:style-name="P5"/>
      <text:p text:style-name="P7">Sprint 1 <text:span text:style-name="T3">Backlog</text:span></text:p>
      <text:p text:style-name="P1">1.Candidate Registration -<text:span text:style-name="T4">2</text:span></text:p>
      <text:p text:style-name="P4"><text:span text:style-name="T3">2</text:span>.Login and dashboard for candidate -<text:span text:style-name="T5">5</text:span><text:span text:style-name="T4"> </text:span></text:p>
      <text:p text:style-name="P3"><text:span text:style-name="T3">3</text:span>.Login and dashboard examiner -<text:span text:style-name="T5">5</text:span></text:p>
      <text:p text:style-name="P2"><text:span text:style-name="T3">4</text:span>.Payment gateway -Exam fee || offline mode -<text:span text:style-name="T4">8</text:span></text:p>
      <text:p text:style-name="P2"/>
      <text:p text:style-name="P13"/>
      <text:p text:style-name="P8">Sprint 2 <text:span text:style-name="T3">Backlog</text:span></text:p>
      <text:p text:style-name="P3"><text:span text:style-name="T3">1</text:span>.Verification -<text:span text:style-name="T5">3</text:span></text:p>
      <text:p text:style-name="P3"><text:span text:style-name="T3">2</text:span>.Declaration of successful candidature -<text:span text:style-name="T4">2</text:span></text:p>
      <text:p text:style-name="P2">3.Issuing admit card or hall ticket -<text:span text:style-name="T5">3</text:span></text:p>
      <text:p text:style-name="P13"/>
      <text:p text:style-name="P8">Sprint 3 <text:span text:style-name="T3">Backlog</text:span></text:p>
      <text:p text:style-name="P11">1) <text:span text:style-name="T3">Declaration of Schedule for Exam (Fixing date and time for exam ).-</text:span><text:span text:style-name="T5">3</text:span></text:p>
      <text:p text:style-name="P10">2) Request for change of examination center or grievance-<text:span text:style-name="T5">3</text:span></text:p>
      <text:p text:style-name="P10">3) Feedback and <text:span text:style-name="T4">Help Center-6</text:span></text:p>
      <text:p text:style-name="P2"/>
      <text:p text:style-name="P8">Sprint 4 <text:span text:style-name="T3">Backlog</text:span></text:p>
      <text:p text:style-name="P2">1.Online Proctored Exam || offline exam-<text:span text:style-name="T4">8</text:span></text:p>
      <text:p text:style-name="P12"><text:span text:style-name="T1">2.Monitoring all students Proctored Dashboard view(admin)-</text:span><text:span text:style-name="T2">8</text:span></text:p>
      <text:p text:style-name="P2"><text:soft-page-break/></text:p>
      <text:p text:style-name="P2"/>
      <text:p text:style-name="P8">Sprint 5 <text:span text:style-name="T3">Backlog</text:span></text:p>
      <text:p text:style-name="P1">1.Uploading of Results-<text:span text:style-name="T5">3</text:span></text:p>
      <text:p text:style-name="P2">2.Results Page-Certification-<text:span text:style-name="T5">3</text:span></text:p>
      <text:p text:style-name="P2">3.SMS and Mailing of results to candidates-<text:span text:style-name="T5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3">dashboard for candidate:</text:p>
      <text:p text:style-name="P2"/>
      <text:p text:style-name="P24">My profile<text:line-break/>Latest exams<text:line-break/>Package details<text:line-break/>Latest inbox mails(with count)<text:line-break/>Sent items (with count)<text:line-break/>My exams(written, not-written)<text:line-break/>Reports and progress <text:line-break/>News and events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, sans-serif"/>
    <style:font-face style:name="Segoe UI" svg:font-family="'Segoe UI', sans-serif"/>
    <style:font-face style:name="Segoe UI1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1T14:31:53.282000000</meta:creation-date>
    <dc:date>2021-09-01T17:25:31.852000000</dc:date>
    <meta:editing-duration>PT1H19M2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39" meta:word-count="218" meta:character-count="1404" meta:non-whitespace-character-count="1234"/>
  </office:meta>
</office:document-meta>
</file>